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3A000002E200000162A90642EB.svm" manifest:media-type=""/>
  <manifest:file-entry manifest:full-path="Pictures/2000003A000002E000000162198FD884.svm" manifest:media-type=""/>
  <manifest:file-entry manifest:full-path="Pictures/2000003A000002E000000162B5D476A2.svm" manifest:media-type=""/>
  <manifest:file-entry manifest:full-path="Pictures/2000003A000002E700000162A51F301F.svm" manifest:media-type=""/>
  <manifest:file-entry manifest:full-path="Pictures/20000032000003AD000001626A53B25E.svm" manifest:media-type=""/>
  <manifest:file-entry manifest:full-path="Pictures/20000032000004220000016237E7DFFF.svm" manifest:media-type=""/>
  <manifest:file-entry manifest:full-path="Pictures/2000000A000000C7000000FAD57FA828.svm" manifest:media-type=""/>
  <manifest:file-entry manifest:full-path="Pictures/2000003A000002D900000162033B55FE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47cm" draw:stroke-linejoin="miter" draw:fill="none"/>
    </style:style>
    <style:style style:name="gr2" style:family="graphic" style:parent-style-name="standard">
      <style:graphic-properties draw:stroke="none" svg:stroke-width="0.047cm" draw:stroke-linejoin="miter" draw:fill="solid" draw:fill-color="#000000" draw:opacity="0%"/>
    </style:style>
    <style:style style:name="gr3" style:family="graphic" style:parent-style-name="standard">
      <style:graphic-properties draw:stroke="none" svg:stroke-width="0.047cm" draw:stroke-linejoin="miter" draw:fill="solid" draw:fill-color="#cfe2f3"/>
    </style:style>
    <style:style style:name="gr4" style:family="graphic" style:parent-style-name="standard">
      <style:graphic-properties draw:stroke="solid" svg:stroke-width="0.095cm" svg:stroke-color="#000000" draw:stroke-linejoin="round" draw:fill="none" fo:padding-top="0.172cm" fo:padding-bottom="0.172cm" fo:padding-left="0.297cm" fo:padding-right="0.297cm"/>
    </style:style>
    <style:style style:name="gr5" style:family="graphic" style:parent-style-name="standard">
      <style:graphic-properties draw:stroke="none" svg:stroke-width="0.047cm" draw:stroke-linejoin="miter" draw:fill="solid" draw:fill-color="#d9ead3"/>
    </style:style>
    <style:style style:name="gr6" style:family="graphic" style:parent-style-name="standard">
      <style:graphic-properties TexMathsArgs="36§display§J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32§display§\text{Inc}(J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32§display§\text{Out}(J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32§display§\textcolor{green}{\initstate_1}|\textcolor{red}{\trace{\dvar}_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32§display§\textcolor{green}{\initstate_2}|\textcolor{red}{\trace{\dvar}_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32§display§\textcolor{green}{\initstate_3}|\textcolor{red}{\trace{\dvar}_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32§display§\textcolor{red}{\trace{\dvar}_4} | \textcolor{green}{\initstate_4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32§display§\textcolor{red}{\trace{\dvar}_5}|\textcolor{green}{\initstate_5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layer="layout" svg:width="20.999cm" svg:height="12.371cm" svg:x="0cm" svg:y="0cm" svg:viewBox="0 0 21000 12372" draw:points="0,0 21000,0 21000,12372 0,12372">
          <text:p/>
        </draw:polygon>
        <draw:polygon draw:style-name="gr2" draw:layer="layout" svg:width="21.038cm" svg:height="12.372cm" svg:x="0cm" svg:y="0cm" svg:viewBox="0 0 21039 12373" draw:points="0,0 21039,0 21039,12373 0,12373">
          <text:p/>
        </draw:polygon>
        <draw:polygon draw:style-name="gr3" draw:layer="layout" svg:width="8.491cm" svg:height="4.453cm" svg:x="1.37cm" svg:y="0.556cm" svg:viewBox="0 0 8492 4454" draw:points="432,0 7597,2787 7813,2231 8492,3775 6948,4454 7164,3898 0,1112">
          <text:p/>
        </draw:polygon>
        <draw:polygon draw:style-name="gr4" draw:layer="layout" svg:width="8.491cm" svg:height="4.453cm" svg:x="1.37cm" svg:y="0.556cm" svg:viewBox="0 0 8492 4454" draw:points="432,0 7597,2787 7813,2231 8492,3775 6948,4454 7164,3898 0,1112">
          <text:p/>
        </draw:polygon>
        <draw:polygon draw:style-name="gr3" draw:layer="layout" svg:width="8.574cm" svg:height="4.235cm" svg:x="1.775cm" svg:y="7.708cm" svg:viewBox="0 0 8575 4236" draw:points="0,3111 7252,563 7055,0 8575,730 7846,2250 7648,1688 396,4236">
          <text:p/>
        </draw:polygon>
        <draw:polygon draw:style-name="gr4" draw:layer="layout" svg:width="8.574cm" svg:height="4.235cm" svg:x="1.775cm" svg:y="7.708cm" svg:viewBox="0 0 8575 4236" draw:points="0,3111 7252,563 7055,0 8575,730 7846,2250 7648,1688 396,4236">
          <text:p/>
        </draw:polygon>
        <draw:polygon draw:style-name="gr3" draw:layer="layout" svg:width="8.88cm" svg:height="2.385cm" svg:x="0cm" svg:y="4.926cm" svg:viewBox="0 0 8881 2386" draw:points="0,595 7688,596 7688,0 8881,1193 7688,2386 7688,1789 0,1788">
          <text:p/>
        </draw:polygon>
        <draw:polygon draw:style-name="gr4" draw:layer="layout" svg:width="8.88cm" svg:height="2.385cm" svg:x="0cm" svg:y="4.926cm" svg:viewBox="0 0 8881 2386" draw:points="0,595 7688,596 7688,0 8881,1193 7688,2386 7688,1789 0,1788">
          <text:p/>
        </draw:polygon>
        <draw:path draw:style-name="gr3" draw:layer="layout" svg:width="3.401cm" svg:height="3.463cm" svg:x="11.938cm" svg:y="4.572cm" svg:viewBox="0 0 3402 3464" svg:d="m0 1732c0-957 761-1732 1702-1732 450 0 884 182 1201 507 320 325 499 766 499 1225 0 957-761 1732-1700 1732s-1702-775-1702-1732z">
          <text:p/>
        </draw:path>
        <draw:path draw:style-name="gr4" draw:layer="layout" svg:width="3.401cm" svg:height="3.463cm" svg:x="11.938cm" svg:y="4.572cm" svg:viewBox="0 0 3402 3464" svg:d="m0 1732c0-957 761-1732 1702-1732 450 0 884 182 1201 507 320 325 499 766 499 1225 0 957-761 1732-1700 1732s-1702-775-1702-1732z">
          <text:p/>
        </draw:path>
        <draw:polygon draw:style-name="gr5" draw:layer="layout" svg:width="6.441cm" svg:height="2.873cm" svg:x="17.779cm" svg:y="2.477cm" svg:viewBox="0 0 6442 2874" draw:points="0,1794 5232,540 5103,0 6442,821 5621,2160 5491,1620 259,2874">
          <text:p/>
        </draw:polygon>
        <draw:polygon draw:style-name="gr4" draw:layer="layout" svg:width="6.441cm" svg:height="2.873cm" svg:x="17.779cm" svg:y="2.477cm" svg:viewBox="0 0 6442 2874" draw:points="0,1794 5232,540 5103,0 6442,821 5621,2160 5491,1620 259,2874">
          <text:p/>
        </draw:polygon>
        <draw:polygon draw:style-name="gr5" draw:layer="layout" svg:width="6.372cm" svg:height="3.152cm" svg:x="18.122cm" svg:y="7.014cm" svg:viewBox="0 0 6373 3153" draw:points="322,0 5471,1558 5632,1027 6373,2411 4989,3153 5149,2621 0,1063">
          <text:p/>
        </draw:polygon>
        <draw:polygon draw:style-name="gr4" draw:layer="layout" svg:width="6.372cm" svg:height="3.152cm" svg:x="18.122cm" svg:y="7.014cm" svg:viewBox="0 0 6373 3153" draw:points="322,0 5471,1558 5632,1027 6373,2411 4989,3153 5149,2621 0,1063">
          <text:p/>
        </draw:polygon>
        <draw:frame draw:style-name="gr6" draw:text-style-name="P1" draw:layer="layout" svg:width="1.273cm" svg:height="1.6cm" svg:x="12.946cm" svg:y="5.346cm">
          <draw:image xlink:href="Pictures/2000000A000000C7000000FAD57FA828.svm" xlink:type="simple" xlink:show="embed" xlink:actuate="onLoad">
            <text:p/>
          </draw:image>
        </draw:frame>
        <draw:frame draw:style-name="gr7" draw:text-style-name="P1" draw:layer="layout" svg:width="3.005cm" svg:height="1.13cm" svg:x="5.51cm" svg:y="0.381cm">
          <draw:image xlink:href="Pictures/20000032000003AD000001626A53B25E.svm" xlink:type="simple" xlink:show="embed" xlink:actuate="onLoad">
            <text:p/>
          </draw:image>
        </draw:frame>
        <draw:frame draw:style-name="gr8" draw:text-style-name="P1" draw:layer="layout" svg:width="3.379cm" svg:height="1.13cm" svg:x="17.925cm" svg:y="0.508cm">
          <draw:image xlink:href="Pictures/20000032000004220000016237E7DFFF.svm" xlink:type="simple" xlink:show="embed" xlink:actuate="onLoad">
            <text:p/>
          </draw:image>
        </draw:frame>
        <draw:frame draw:style-name="gr9" draw:text-style-name="P1" draw:layer="layout" svg:width="2.326cm" svg:height="1.13cm" svg:x="10.16cm" svg:y="3.569cm">
          <draw:image xlink:href="Pictures/2000003A000002D900000162033B55FE.svm" xlink:type="simple" xlink:show="embed" xlink:actuate="onLoad">
            <text:p/>
          </draw:image>
        </draw:frame>
        <draw:frame draw:style-name="gr10" draw:text-style-name="P1" draw:layer="layout" svg:width="2.352cm" svg:height="1.13cm" svg:x="9.173cm" svg:y="5.588cm">
          <draw:image xlink:href="Pictures/2000003A000002E000000162198FD884.svm" xlink:type="simple" xlink:show="embed" xlink:actuate="onLoad">
            <text:p/>
          </draw:image>
        </draw:frame>
        <draw:frame draw:style-name="gr11" draw:text-style-name="P1" draw:layer="layout" svg:width="2.358cm" svg:height="1.13cm" svg:x="10.541cm" svg:y="8.128cm">
          <draw:image xlink:href="Pictures/2000003A000002E200000162A90642EB.svm" xlink:type="simple" xlink:show="embed" xlink:actuate="onLoad">
            <text:p/>
          </draw:image>
        </draw:frame>
        <draw:frame draw:style-name="gr12" draw:text-style-name="P1" draw:layer="layout" svg:width="2.371cm" svg:height="1.13cm" svg:x="15.367cm" svg:y="4.458cm">
          <draw:image xlink:href="Pictures/2000003A000002E700000162A51F301F.svm" xlink:type="simple" xlink:show="embed" xlink:actuate="onLoad">
            <text:p/>
          </draw:image>
        </draw:frame>
        <draw:frame draw:style-name="gr13" draw:text-style-name="P1" draw:layer="layout" svg:width="2.352cm" svg:height="1.13cm" svg:x="15.424cm" svg:y="6.604cm">
          <draw:image xlink:href="Pictures/2000003A000002E000000162B5D476A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4.274cm" fo:margin-left="0cm" fo:margin-right="0cm" fo:page-width="25.4cm" fo:page-height="13.15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17T15:29:51</dc:date>
    <dc:creator>Jack Reilly</dc:creator>
    <meta:generator>LibreOffice/3.6$MacOSX_x86 LibreOffice_project/2ef5aff-a6fb0ff-166bdff-cf087ad-0f1389</meta:generator>
    <meta:editing-duration>PT46M44S</meta:editing-duration>
    <meta:editing-cycles>15</meta:editing-cycles>
    <meta:document-statistic meta:object-count="22"/>
  </office:meta>
</office:document-meta>
</file>